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atin Modern Mono Prop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note">
      <style:text-properties style:font-name="Atkinson Hyperlegible" officeooo:rsid="000d35c1" officeooo:paragraph-rsid="000d35c1"/>
    </style:style>
    <style:style style:name="P2" style:family="paragraph" style:parent-style-name="Standard">
      <style:text-properties style:font-name="Latin Modern Mono Prop"/>
    </style:style>
    <style:style style:name="P3" style:family="paragraph" style:parent-style-name="Standard">
      <style:paragraph-properties fo:text-align="center" style:justify-single-word="false"/>
      <style:text-properties style:font-name="Latin Modern Mono Prop" officeooo:rsid="0008522b" officeooo:paragraph-rsid="0008522b"/>
    </style:style>
    <style:style style:name="P4" style:family="paragraph" style:parent-style-name="Standard">
      <style:text-properties style:font-name="Latin Modern Mono Prop" officeooo:rsid="0008522b" officeooo:paragraph-rsid="0008522b"/>
    </style:style>
    <style:style style:name="P5" style:family="paragraph" style:parent-style-name="Standard">
      <style:text-properties style:font-name="Latin Modern Mono Prop" officeooo:rsid="0008522b" officeooo:paragraph-rsid="00099781"/>
    </style:style>
    <style:style style:name="P6" style:family="paragraph" style:parent-style-name="Standard">
      <style:paragraph-properties fo:text-align="center" style:justify-single-word="false"/>
      <style:text-properties style:font-name="Latin Modern Mono Prop" officeooo:rsid="000d35c1" officeooo:paragraph-rsid="000d35c1"/>
    </style:style>
    <style:style style:name="P7" style:family="paragraph" style:parent-style-name="Standard">
      <style:text-properties style:font-name="Latin Modern Mono Prop" officeooo:rsid="000d35c1" officeooo:paragraph-rsid="000d35c1"/>
    </style:style>
    <style:style style:name="P8" style:family="paragraph" style:parent-style-name="Standard">
      <style:paragraph-properties fo:text-align="center" style:justify-single-word="false"/>
      <style:text-properties style:font-name="Latin Modern Mono Prop" officeooo:rsid="0009328d" officeooo:paragraph-rsid="0009328d"/>
    </style:style>
    <style:style style:name="P9" style:family="paragraph" style:parent-style-name="Standard">
      <style:text-properties style:font-name="Latin Modern Mono Prop" officeooo:rsid="0009328d" officeooo:paragraph-rsid="0009328d"/>
    </style:style>
    <style:style style:name="P10" style:family="paragraph" style:parent-style-name="Standard">
      <style:text-properties style:font-name="Latin Modern Mono Prop" style:text-underline-style="none" officeooo:rsid="0008522b" officeooo:paragraph-rsid="00099781"/>
    </style:style>
    <style:style style:name="P11" style:family="paragraph" style:parent-style-name="Standard">
      <style:text-properties style:font-name="Latin Modern Mono Prop" style:text-underline-style="none" officeooo:rsid="000d35c1" officeooo:paragraph-rsid="000d35c1"/>
    </style:style>
    <style:style style:name="P12" style:family="paragraph" style:parent-style-name="Standard">
      <style:paragraph-properties fo:text-align="center" style:justify-single-word="false"/>
      <style:text-properties style:font-name="Latin Modern Mono Prop" fo:font-size="20pt" officeooo:rsid="0008522b" officeooo:paragraph-rsid="000d35c1" style:font-size-asian="20pt" style:font-size-complex="20pt"/>
    </style:style>
    <style:style style:name="P13" style:family="paragraph" style:parent-style-name="Standard">
      <style:text-properties style:font-name="Latin Modern Mono Prop" officeooo:rsid="001121b4" officeooo:paragraph-rsid="001121b4"/>
    </style:style>
    <style:style style:name="T1" style:family="text">
      <style:text-properties officeooo:rsid="00099781"/>
    </style:style>
    <style:style style:name="T2" style:family="text">
      <style:text-properties officeooo:rsid="000bfd38"/>
    </style:style>
    <style:style style:name="T3" style:family="text">
      <style:text-properties officeooo:rsid="000d35c1"/>
    </style:style>
    <style:style style:name="T4" style:family="text">
      <style:text-properties officeooo:rsid="000f2c92"/>
    </style:style>
    <style:style style:name="T5" style:family="text">
      <style:text-properties officeooo:rsid="001121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PASTORELA</text:p>
      <text:p text:style-name="P12">DEL ÁNGEL</text:p>
      <text:p text:style-name="P4"/>
      <text:p text:style-name="P3">Linda Isabel Martínez Castro</text:p>
      <text:p text:style-name="P3">Samuel José Gutiérrez Avilé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CTO I</text:p>
      <text:p text:style-name="P8">Envío del ángel</text:p>
      <text:p text:style-name="P9"/>
      <text:p text:style-name="P7">(Con los telones cerrados y las luces apagadas empieza el Narrador diciendo:)</text:p>
      <text:p text:style-name="P9"/>
      <text:p text:style-name="P2">NARRADOR.-</text:p>
      <text:p text:style-name="P2">En el principio era la Palabra, y la Palabra estaba ante Dios, y la Palabra era Dios. Por Ella se hizo todo, y nada llegó a ser sin Ella. Lo que fue hecho tenía vida en ella, y la vida era la luz de los hombres.<text:note text:id="ftn1" text:note-class="footnote"><text:note-citation>1</text:note-citation><text:note-body><text:p text:style-name="P1">Juan 1, 1.3-4</text:p></text:note-body></text:note></text:p>
      <text:p text:style-name="P7">(NOTA: Recitativo para bajo y órgano o vientos. Puede agregarse percusión y de manera orquestal campanas tubulares.)</text:p>
      <text:p text:style-name="P2"/>
      <text:p text:style-name="P7">(Se abren las cortinas y se ilumina un ángel con una vela encendida que dice.)</text:p>
      <text:p text:style-name="P7"/>
      <text:p text:style-name="P7">ÁNGEL GABRIEL.-</text:p>
      <text:p text:style-name="P7">¡Alegraos! <text:span text:style-name="T5">Hoy o</text:span><text:span text:style-name="T4">s</text:span> anuncio una buena noticia. E<text:span text:style-name="T4">scu</text:span>chadl<text:span text:style-name="T4">a</text:span> con <text:span text:style-name="T4">corazón gozoso.</text:span></text:p>
      <text:p text:style-name="P13">(NOTA: Melodía estilo gregoriana lo mas parecido posible a una fanfarrea acompañada de órgano y campanas. Puede añadirse percusión y de manera orquestal puede añadirse vientos metal y campanas tubulares.)</text:p>
      <text:p text:style-name="P11"/>
      <text:p text:style-name="P7">(Mientras el ángel Gabriel habla varios otros ángeles se reúnen junto con el y dicen todos juntos.)</text:p>
      <text:p text:style-name="P7"/>
      <text:p text:style-name="P2"><text:span text:style-name="T3">H</text:span>abiendo transcurrido innumerables milenios desde la creación del mundo, cuando todo era confusión y las tinieblas cubrían los abismos. Dios creó el cielo y la tierra <text:span text:style-name="T5">asignándoles un progreso continuo a través de los tiempos</text:span>.</text:p>
      <text:p text:style-name="P2"/>
      <text:p text:style-name="P2">Pasados siglos y siglos desde que Dios, tras el diluvio, puso en las nubes su arco como signo de alianza y paz.</text:p>
      <text:p text:style-name="P2"/>
      <text:p text:style-name="P5"><text:span text:style-name="T2">Veintiún</text:span> <text:span text:style-name="T2">siglos</text:span> desde que Abraham, nuestro padre en la fe, salió de Ur de los Caldeos.</text:p>
      <text:p text:style-name="P10"/>
      <text:p text:style-name="P5"><text:span text:style-name="T1">T</text:span>ranscurridos trece siglos desde que el Pueblo de Israel fue guiado por Moisés para salir de Egipto.</text:p>
      <text:p text:style-name="P5"><text:span text:style-name="T1">C</text:span>erca del año mil desde que David fue ungido rey.</text:p>
      <text:p text:style-name="P5"><text:span text:style-name="T1">E</text:span>n la sexagésima quinta semana de la profecía de Daniel.</text:p>
      <text:p text:style-name="P5"><text:span text:style-name="T1">E</text:span>n la centésima nonagésima cuarta Olimpíada; en el año setecientos cincuenta y dos desde la fundación de Roma.</text:p>
      <text:p text:style-name="P5"/>
      <text:p text:style-name="P5"><text:span text:style-name="T1">E</text:span>n el año cuadragésimo segundo del imperio del César Octaviano Augusto, estando todo el mundo en paz, Jesucristo, eterno Dios e Hijo del Eterno Padre, queriendo santificar el mundo por su advenimiento, fue concebido por obra del Espíritu Santo, y transcurridos nueve meses después de ser engendrado, en Belén de Judea nació de la Virgen María hecho hombre. La Natividad de Nuestro Señor Jesucristo según la carne.”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atin Modern Mono Prop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7:26:16.232856679</meta:creation-date>
    <dc:date>2024-01-04T20:04:53.180633467</dc:date>
    <meta:editing-duration>PT10H34M2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2" meta:paragraph-count="24" meta:word-count="365" meta:character-count="2145" meta:non-whitespace-character-count="1804"/>
  </office:meta>
</office:document-meta>
</file>